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rovinces</text:p>
          </table:table-cell>
          <table:table-cell office:value-type="string" calcext:value-type="string">
            <text:p>Habitants</text:p>
          </table:table-cell>
        </table:table-row>
        <table:table-row table:style-name="ro1">
          <table:table-cell office:value-type="string" calcext:value-type="string">
            <text:p>Bruxelles</text:p>
          </table:table-cell>
          <table:table-cell office:value-type="float" office:value="1222637" calcext:value-type="float">
            <text:p>1222637</text:p>
          </table:table-cell>
        </table:table-row>
        <table:table-row table:style-name="ro1">
          <table:table-cell office:value-type="string" calcext:value-type="string">
            <text:p>Anvers</text:p>
          </table:table-cell>
          <table:table-cell office:value-type="float" office:value="1886609" calcext:value-type="float">
            <text:p>1886609</text:p>
          </table:table-cell>
        </table:table-row>
        <table:table-row table:style-name="ro1">
          <table:table-cell office:value-type="string" calcext:value-type="string">
            <text:p>Limbourg</text:p>
          </table:table-cell>
          <table:table-cell office:value-type="float" office:value="885951" calcext:value-type="float">
            <text:p>885951</text:p>
          </table:table-cell>
        </table:table-row>
        <table:table-row table:style-name="ro1">
          <table:table-cell office:value-type="string" calcext:value-type="string">
            <text:p>Flandre orientale</text:p>
          </table:table-cell>
          <table:table-cell office:value-type="float" office:value="1543865" calcext:value-type="float">
            <text:p>1543865</text:p>
          </table:table-cell>
        </table:table-row>
        <table:table-row table:style-name="ro1">
          <table:table-cell office:value-type="string" calcext:value-type="string">
            <text:p>brabant flamand</text:p>
          </table:table-cell>
          <table:table-cell office:value-type="float" office:value="1173440" calcext:value-type="float">
            <text:p>1173440</text:p>
          </table:table-cell>
        </table:table-row>
        <table:table-row table:style-name="ro1">
          <table:table-cell office:value-type="string" calcext:value-type="string">
            <text:p>flandre occidentale</text:p>
          </table:table-cell>
          <table:table-cell office:value-type="float" office:value="1209011" calcext:value-type="float">
            <text:p>1209011</text:p>
          </table:table-cell>
        </table:table-row>
        <table:table-row table:style-name="ro1">
          <table:table-cell office:value-type="string" calcext:value-type="string">
            <text:p>brabant wallon</text:p>
          </table:table-cell>
          <table:table-cell office:value-type="float" office:value="409782" calcext:value-type="float">
            <text:p>409782</text:p>
          </table:table-cell>
        </table:table-row>
        <table:table-row table:style-name="ro1">
          <table:table-cell office:value-type="string" calcext:value-type="string">
            <text:p>hainaut</text:p>
          </table:table-cell>
          <table:table-cell office:value-type="float" office:value="1351127" calcext:value-type="float">
            <text:p>1351127</text:p>
          </table:table-cell>
        </table:table-row>
        <table:table-row table:style-name="ro1">
          <table:table-cell office:value-type="string" calcext:value-type="string">
            <text:p>liège</text:p>
          </table:table-cell>
          <table:table-cell office:value-type="float" office:value="1110989" calcext:value-type="float">
            <text:p>1110989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91143" calcext:value-type="float">
            <text:p>291143</text:p>
          </table:table-cell>
        </table:table-row>
        <table:table-row table:style-name="ro1">
          <table:table-cell office:value-type="string" calcext:value-type="string">
            <text:p>namur</text:p>
          </table:table-cell>
          <table:table-cell office:value-type="float" office:value="499454" calcext:value-type="float">
            <text:p>4994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2T14:39:21.308000000</dc:date>
    <meta:editing-duration>PT27M32S</meta:editing-duration>
    <meta:editing-cycles>3</meta:editing-cycles>
    <meta:generator>LibreOffice/7.4.3.2$Windows_X86_64 LibreOffice_project/1048a8393ae2eeec98dff31b5c133c5f1d08b890</meta:generator>
    <meta:document-statistic meta:table-count="1" meta:cell-count="24" meta:object-count="0"/>
  </office:meta>
</office:document-meta>
</file>